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56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bout</text:span></text:p>
      <text:p text:style-name="P1"><text:s/>Code for classification of a molecular species in an ontology from molecular fingerprints. Fingerprints are used to represent chemical compounds, and for each of the compounds there exists a ontological classification in form of directed acyclic graph (DAG). </text:p>
      <text:p text:style-name="P1"><text:span text:style-name="T2">Methods</text:span></text:p>
      <text:p text:style-name="P1">We use structured prediction method developed for network response named SPIN. We use SVM as the baseline classifie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a Ilievska</meta:initial-creator>
    <meta:creation-date>2014-12-01T15:47:15.828548955</meta:creation-date>
    <meta:generator>LibreOffice/4.2.7.2$Linux_X86_64 LibreOffice_project/420m0$Build-2</meta:generator>
    <meta:document-statistic meta:table-count="0" meta:image-count="0" meta:object-count="0" meta:page-count="1" meta:paragraph-count="4" meta:word-count="58" meta:character-count="390" meta:non-whitespace-character-count="333"/>
  </office:meta>
</office:document-meta>
</file>